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18db7" officeooo:paragraph-rsid="00118db7"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Times New Roman" fo:font-size="20pt" fo:font-weight="normal" officeooo:rsid="00118db7" officeooo:paragraph-rsid="00118db7" style:font-size-asian="17.5pt" style:font-weight-asian="normal" style:font-size-complex="20pt" style:font-weight-complex="normal"/>
    </style:style>
    <style:style style:name="P3" style:family="paragraph" style:parent-style-name="Standard">
      <style:paragraph-properties fo:text-align="start" style:justify-single-word="false"/>
      <style:text-properties style:font-name="Times New Roman" fo:font-size="12pt" fo:font-weight="bold" officeooo:rsid="00118db7" officeooo:paragraph-rsid="00118db7"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18db7" officeooo:paragraph-rsid="001a5b6b"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9" style:family="paragraph" style:parent-style-name="Standard" style:list-style-name="L4">
      <style:paragraph-properties fo:text-align="start" style:justify-single-word="false"/>
      <style:text-properties style:font-name="Times New Roman" fo:font-size="12pt" fo:font-weight="normal" officeooo:rsid="00118db7" officeooo:paragraph-rsid="0014df37" style:font-size-asian="12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1bf3b0" officeooo:paragraph-rsid="001bf3b0" style:font-size-asian="12pt" style:font-weight-asian="normal" style:font-size-complex="12pt" style:font-weight-complex="normal"/>
    </style:style>
    <style:style style:name="P12" style:family="paragraph" style:parent-style-name="Standard" style:list-style-name="L5">
      <style:paragraph-properties fo:text-align="start" style:justify-single-word="false"/>
      <style:text-properties style:font-name="Times New Roman" fo:font-size="12pt" fo:font-weight="normal" officeooo:rsid="00118db7" officeooo:paragraph-rsid="00118db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bold" officeooo:rsid="001751c1" officeooo:paragraph-rsid="001751c1"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Times New Roman" fo:font-size="12pt" fo:font-weight="normal" officeooo:rsid="001751c1" officeooo:paragraph-rsid="001751c1" style:font-size-asian="12pt" style:font-weight-asian="normal" style:font-size-complex="12pt" style:font-weight-complex="normal"/>
    </style:style>
    <style:style style:name="P15" style:family="paragraph" style:parent-style-name="Standard" style:list-style-name="L6">
      <style:paragraph-properties fo:margin-top="0cm" fo:margin-bottom="0.3cm" style:contextual-spacing="false" fo:text-align="start" style:justify-single-word="false"/>
      <style:text-properties style:font-name="Times New Roman" fo:font-size="12pt" fo:font-weight="normal" officeooo:rsid="001751c1" officeooo:paragraph-rsid="001751c1" style:font-size-asian="12pt" style:font-weight-asian="normal" style:font-size-complex="12pt" style:font-weight-complex="normal"/>
    </style:style>
    <style:style style:name="P16" style:family="paragraph" style:parent-style-name="Standard" style:list-style-name="L6">
      <style:paragraph-properties fo:margin-top="0cm" fo:margin-bottom="0.3cm" style:contextual-spacing="false" fo:text-align="start" style:justify-single-word="false"/>
      <style:text-properties officeooo:paragraph-rsid="00186ccf"/>
    </style:style>
    <style:style style:name="T1" style:family="text">
      <style:text-properties officeooo:rsid="001a5b6b"/>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1ba12d"/>
    </style:style>
    <style:style style:name="T5" style:family="text">
      <style:text-properties fo:font-weight="bold" style:font-weight-asian="bold" style:font-weight-complex="bold"/>
    </style:style>
    <style:style style:name="T6" style:family="text">
      <style:text-properties officeooo:rsid="001ce369"/>
    </style:style>
    <style:style style:name="T7" style:family="text">
      <style:text-properties officeooo:rsid="001e5026"/>
    </style:style>
    <style:style style:name="T8" style:family="text">
      <style:text-properties officeooo:rsid="0016d217"/>
    </style:style>
    <style:style style:name="T9" style:family="text">
      <style:text-properties officeooo:rsid="001d1647"/>
    </style:style>
    <style:style style:name="T10" style:family="text">
      <style:text-properties fo:font-style="italic"/>
    </style:style>
    <style:style style:name="T11" style:family="text">
      <style:text-properties fo:font-style="italic" officeooo:rsid="00180caf"/>
    </style:style>
    <style:style style:name="T12" style:family="text">
      <style:text-properties officeooo:rsid="00180caf"/>
    </style:style>
    <style:style style:name="T13" style:family="text">
      <style:text-properties style:font-name="Times New Roman" fo:font-size="12pt" fo:font-weight="normal" officeooo:rsid="001751c1" style:font-size-asian="12pt" style:font-weight-asian="normal" style:font-size-complex="12pt" style:font-weight-complex="normal"/>
    </style:style>
    <style:style style:name="T14" style:family="text">
      <style:text-properties style:font-name="Times New Roman" fo:font-size="12pt" fo:font-style="italic" fo:font-weight="normal" officeooo:rsid="001751c1" style:font-size-asian="12pt" style:font-weight-asian="normal" style:font-size-complex="12pt" style:font-weight-complex="normal"/>
    </style:style>
    <style:style style:name="T15" style:family="text">
      <style:text-properties officeooo:rsid="00186cc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MTOMO Extras</text:p>
      <text:p text:style-name="P1"/>
      <text:p text:style-name="P2"/>
      <text:p text:style-name="P3">INTRODUCTION</text:p>
      <text:p text:style-name="P4">This file briefly describes how to install and operate several programs that allow:</text:p>
      <text:list text:style-name="L1">
        <text:list-item>
          <text:p text:style-name="P5">Fully non-linear source relocation together with velocity inversion</text:p>
        </text:list-item>
        <text:list-item>
          <text:p text:style-name="P5">Direct inversion for Vp/Vs ratio</text:p>
        </text:list-item>
      </text:list>
      <text:p text:style-name="P4">It essentially operates as an add-on package to FMTOMO.</text:p>
      <text:p text:style-name="P4"/>
      <text:p text:style-name="P3">LIMITATIONS</text:p>
      <text:p text:style-name="P4">At this point, the code will only work for local earthquake tomography (i.e. sources lies inside model volume), and with media containing no internal interfaces. If this is too restrictive, then you are advised to use FMTOMO, which does allow for source relocation, but under a locally linear assumption.</text:p>
      <text:p text:style-name="P4"/>
      <text:p text:style-name="P3">ASSUMPTIONS</text:p>
      <text:p text:style-name="P4">It is assumed that you are familiar with the FMTOMO package, which you will need to be familiar with in order to use FMTOMO Extras. It is assumed that FMTOMO is installed and properly linked on your system.</text:p>
      <text:p text:style-name="P4"/>
      <text:p text:style-name="P3">INSTALLATION</text:p>
      <text:p text:style-name="P6">To install, edit line <text:span text:style-name="T1">18</text:span> of the <text:span text:style-name="T2">compile_all</text:span> script so that it points to your favourite Fortran 90 compiler (it is well tested with gfortran). Then simply execute <text:span text:style-name="T2">compile_all</text:span> at the command line. All executables will be placed in the subdirectory <text:span text:style-name="T3">bin</text:span>, which can then be placed anywhere and accessed by editing your <text:span text:style-name="T2">.bashrc</text:span> file or other startup shell script.</text:p>
      <text:list text:style-name="L2">
        <text:list-item>
          <text:p text:style-name="P7">NOTE: Although some programs and their actions are similar to that found in the original FMTOMO package (e.g. <text:s/><text:span text:style-name="T2">grid3dgi</text:span>, <text:span text:style-name="T2">synthdatai</text:span>, <text:span text:style-name="T2">gmtslicei</text:span>), they have been modified and may have different input requirements. Thus, they have been renamed by placing an "<text:span text:style-name="T1">i</text:span>" at the end. This means that the Extras package can be installed without interfering with the original FMTOMO package, although the Extras package DOES require FMTOMO to be installed in order to work (not vice versa).</text:p>
        </text:list-item>
      </text:list>
      <text:p text:style-name="P4"/>
      <text:p text:style-name="P3">CODE STRUCTURE</text:p>
      <text:p text:style-name="P4">Two examples have been provided with the distribution: <text:span text:style-name="T3">observed</text:span> and <text:span text:style-name="T3">synthetic</text:span>; in the former case, we are dealing with an observed P-wave and S-wave dataset, and in the latter case, the corresponding checkerboard resolution test. The directory structure of these examples is as follows:</text:p>
      <text:list text:style-name="L3">
        <text:list-item>
          <text:p text:style-name="P8">In the root directory, there are three subdirectories plus a number of files.</text:p>
        </text:list-item>
        <text:list-item>
          <text:p text:style-name="P8"><text:span text:style-name="T3">invert_p</text:span> contains all the FMTOMO files required to do an inversion of the P-wave data for Vp-structure. However, the additional element is that instead of <text:span text:style-name="T2">tomo3d</text:span>, a script called <text:span text:style-name="T2">tomo3di</text:span> is used, which calls <text:span text:style-name="T1">the</text:span> program <text:span text:style-name="T2">gridloc</text:span> to perform a non-linear inversion for source relocation between each inversion step for velocity structure. Thus, executing <text:span text:style-name="T2">tomo3di</text:span> will invert all P-arrival times for Vp and <text:span text:style-name="T1">the </text:span>source location.</text:p>
        </text:list-item>
        <text:list-item>
          <text:p text:style-name="P8"><text:span text:style-name="T3">invert_s</text:span> is exactly the same as <text:span text:style-name="T3">invert_p</text:span> except for S-waves.</text:p>
        </text:list-item>
        <text:list-item>
          <text:p text:style-name="P8"><text:span text:style-name="T4">T</text:span>he subdirectory <text:span text:style-name="T3">vpvs</text:span> contains all the files necessary to perform the direct inversion of P and S-times for Vp/Vs velocity structure.</text:p>
        </text:list-item>
      </text:list>
      <text:p text:style-name="P4"/>
      <text:p text:style-name="P3">RUNNING THE CODE</text:p>
      <text:p text:style-name="P4">The following procedure provides a general outline of how to run the new software, once all input files are in place: </text:p>
      <text:list text:style-name="L4">
        <text:list-item>
          <text:p text:style-name="P9"><text:soft-page-break/>Under i<text:span text:style-name="T3">nvert_p/mkmodel</text:span> and <text:span text:style-name="T3">invert_s/mkmodel</text:span>, make sure that <text:span text:style-name="T2">obsdatai</text:span> has been run and <text:span text:style-name="T2">otimes.dat</text:span> and <text:span text:style-name="T2">src.dat</text:span> have been created. Copy these files into <text:span text:style-name="T3">invert_p</text:span> and <text:span text:style-name="T3">invert_s</text:span> directories, ensuring that <text:span text:style-name="T2">otimes.dat</text:span> is renamed <text:span text:style-name="T2">otimesref.dat</text:span>. Also, <text:span text:style-name="T2">receivers.in</text:span> needs to be copied across too and renamed <text:span text:style-name="T2">receiversref.in</text:span> (<text:span text:style-name="T5">these are actually the source locations that will be adjusted during the inversion process</text:span>). As with FMTOMO, <text:span text:style-name="T2">sources.in</text:span> needs to be copied across, as well as the velocity/interface grid files and propagation grid information.</text:p>
        </text:list-item>
        <text:list-item>
          <text:p text:style-name="P10">Once these steps have been done, it should be possible to run <text:span text:style-name="T2">tomo3di</text:span> in either <text:span text:style-name="T3">invert_p</text:span> or <text:span text:style-name="T3">invert_s</text:span> to separately carry out inversion and relocation for the P and S-wave data, respectively.</text:p>
        </text:list-item>
        <text:list-item>
          <text:p text:style-name="P10">In order to invert for both Vp and Vs and jointly relocate (otherwise, if only step 2 is done, then the P-sources and S-sources will probably be in different locations when if fact that should not be the case if a receiver detected both a P and S-wave from the same source) move to the root directory, and execute <text:span text:style-name="T2">jointimes</text:span>; this will create <text:span text:style-name="T2">src.dat</text:span> in the root directory, with contains association information for P and S times. Now execute the script <text:span text:style-name="T2">tomo3dj</text:span>, which will jointly invert for Vp, Vs, and source locations.</text:p>
        </text:list-item>
        <text:list-item>
          <text:p text:style-name="P10">The traveltime misfit as a function of iteration will be listed in <text:span text:style-name="T2">residuals.dat</text:span> in <text:span text:style-name="T3">invert_p</text:span> (for P-times) and <text:span text:style-name="T3">invert_s</text:span> (for S-times); this is exactly the same as for the standard FMTOMO package. Likewise, Vp can be visualised using <text:span text:style-name="T2">gmtslicei</text:span> in <text:span text:style-name="T3">invert_p/gmtplot</text:span>, and Vs can be visualised using <text:span text:style-name="T2">gmtslicei</text:span> in <text:span text:style-name="T3">invert_s/gmtplot</text:span>.</text:p>
        </text:list-item>
        <text:list-item>
          <text:p text:style-name="P10">Once <text:span text:style-name="T2">tomo3dj</text:span> has completed, you can then invert for Vp/Vs ratio. A linear approach is used based on the output of <text:span text:style-name="T2">tomo3dj</text:span>. It therefore runs much more quickly than <text:span text:style-name="T2">tomo3dj</text:span>. To do this, enter the directory <text:span text:style-name="T3">vpvs</text:span>, run the script <text:span text:style-name="T2">cp_script</text:span>, and then <text:span text:style-name="T2">tomo3dps</text:span>. The data residual information is contained in <text:span text:style-name="T2">vpvsresids.out</text:span>, and the Vp/Vs ratio can be visualised in the standard way in the subdirectory <text:span text:style-name="T3">gmtplot</text:span>. Note that the starting Vp/Vs ratio is assumed to be constant throughout the model.</text:p>
        </text:list-item>
      </text:list>
      <text:p text:style-name="P11">Note that step<text:span text:style-name="T6">s</text:span> 2 and 3 are alternative in order to perform independent relocation based on P and S models, respectively, or to consider the same <text:span text:style-name="T6">source locations</text:span> for both.</text:p>
      <text:p text:style-name="P4"/>
      <text:p text:style-name="P3">NOTES ABOUT VISUALISING THE RESULTS</text:p>
      <text:p text:style-name="P4">FMTOMO uses <text:span text:style-name="T2">gmtslice</text:span> to extract vertical and horizontal slices through the model for visualisation by GMT. With the Extras package, this is done in exactly the same way, but an option for plotting <text:span text:style-name="T7">the </text:span>% perturbation now exists. Hence, the code has been renamed <text:span text:style-name="T2">gmtslicei</text:span> to avoid confusion. To plot percentage perturbation, edit line 59 of <text:span text:style-name="T2">gmtslicei.in</text:span>. Then, rather than using the scripts <text:span text:style-name="T2">plotd</text:span>, <text:span text:style-name="T2">plotew</text:span> and <text:span text:style-name="T2">plotns</text:span>, you can use <text:span text:style-name="T2">plotd</text:span>, <text:span text:style-name="T2">plotewp</text:span> and <text:span text:style-name="T2">plotnsp</text:span>. Note that the code can also be set to produce estimates of location uncertainty. This can be done in <text:span text:style-name="T2">gridlocj.in</text:span>, and a file <text:span text:style-name="T2">serror.dat</text:span> is produced. Note that the plotting scripts don't currently include an option for plotting uncertainty, but this could be added quite easily. For example, to plot the EW error, you could include in the GMT script something like the following (after copying <text:span text:style-name="T2">serror.dat</text:span> to the current directory):</text:p>
      <text:p text:style-name="P4"/>
      <text:p text:style-name="P4">sort -n -r -k 6,6 serror.dat &gt;! temp.dat</text:p>
      <text:p text:style-name="P4">awk '{print $3,$1,$6}' temp.dat &gt;! serrorew.dat</text:p>
      <text:p text:style-name="P4">psxy serrorew.dat $bounds1 $proj -Sc0.33 -Ccolor.cpt <text:s/>-W1 -O -K -P &gt;&gt; $psfile</text:p>
      <text:p text:style-name="P4"/>
      <text:p text:style-name="P4">For <text:span text:style-name="T7">the </text:span>NS error, the equivalent is</text:p>
      <text:p text:style-name="P4"/>
      <text:p text:style-name="P4">sort -n -r -k 5,5 serror.dat &gt;! temp.dat</text:p>
      <text:p text:style-name="P4">awk '{print $2,$1,$5}' temp.dat &gt;! serrorns.dat</text:p>
      <text:p text:style-name="P4">psxy serrorns.dat $bounds1 $proj -Sc0.33 -Ccolor.cpt <text:s/>-W1 -O -K -P &gt;&gt; $psfile</text:p>
      <text:p text:style-name="P4"/>
      <text:p text:style-name="P4">For depth error, it would be</text:p>
      <text:p text:style-name="P4"/>
      <text:p text:style-name="P4">sort -n -r -k 4,4 serror.dat &gt;! temp.dat</text:p>
      <text:p text:style-name="P4"><text:soft-page-break/>awk '{print $2,$1,$4}' temp.dat &gt;! serrord.dat</text:p>
      <text:p text:style-name="P4">psxy serrord.dat $bounds1 $proj -Sc0.33 -Ccolor.cpt <text:s/>-W1 -O -K -P &gt;&gt; $psfile</text:p>
      <text:p text:style-name="P4"/>
      <text:p text:style-name="P3">SETTING UP A SYNTHETIC TEST</text:p>
      <text:p text:style-name="P4">In order to set up a synthetic test, do the following (here it is assumed that you have a real data example, and now want to run a resolution test):</text:p>
      <text:list text:style-name="L5">
        <text:list-item>
          <text:p text:style-name="P12">In <text:span text:style-name="T3">invert_p/mkmodel</text:span>, edit <text:span text:style-name="T2">grid3dgi.in</text:span> so that <text:span text:style-name="T7">the </text:span>synthetic structure is created (be it checkerboard, spikes, or random structure).</text:p>
        </text:list-item>
        <text:list-item>
          <text:p text:style-name="P12">Copy the grid files to <text:span text:style-name="T3">invert_p</text:span> and run <text:span text:style-name="T2">fm3d</text:span>, which creates <text:span text:style-name="T2">arrivals.dat</text:span></text:p>
        </text:list-item>
        <text:list-item>
          <text:p text:style-name="P12">In <text:span text:style-name="T3">invert_p/mkmodel</text:span>, copy the newly created <text:span text:style-name="T2">arrivals.dat</text:span> to the current directory and execute <text:span text:style-name="T2">synthdatai</text:span>. Then copy <text:span text:style-name="T2">src.dat</text:span> and <text:span text:style-name="T2">otimes.dat</text:span> to <text:span text:style-name="T3">invert_p</text:span>, ensuring that in the latter case the file is renamed to <text:span text:style-name="T2">otimesref.dat</text:span>.</text:p>
        </text:list-item>
        <text:list-item>
          <text:p text:style-name="P12">Repeat steps 1-3 for the S-wave data, i.e., under <text:span text:style-name="T3">invert_s</text:span></text:p>
        </text:list-item>
        <text:list-item>
          <text:p text:style-name="P12">Move to the root location of the synthetic test, execute <text:span text:style-name="T2">jointimes,</text:span><text:span text:style-name="T3"> </text:span>and then <text:span text:style-name="T2">tomo3dj</text:span></text:p>
        </text:list-item>
        <text:list-item>
          <text:p text:style-name="P12">For Vp/V<text:span text:style-name="T8">s</text:span> ratio, enter <text:span text:style-name="T3">vpvs</text:span> and execute <text:span text:style-name="T2">cp_script</text:span> followed by <text:span text:style-name="T2">tomo3dps</text:span>. Note that the file <text:span text:style-name="T2">vgridvpvs.in,</text:span> <text:span text:style-name="T7">which</text:span> is also created <text:span text:style-name="T9">(</text:span>in addition to the solution that comes from the direct inversion for Vp/Vs, which is located in <text:span text:style-name="T2">vgrids.in</text:span><text:span text:style-name="T9">),</text:span> contains the result of simply dividing the Vp solution (from <text:span text:style-name="T3">invert_p</text:span>) with the Vs solution (from <text:span text:style-name="T3">invert_s</text:span>). This is useful for the purpose<text:span text:style-name="T8">s</text:span> of comparison.</text:p>
        </text:list-item>
      </text:list>
      <text:p text:style-name="P4"/>
      <text:p text:style-name="P13">SELECTION OF PAPERS THAT HAVE USED FMTOMO EXTRAS</text:p>
      <text:p text:style-name="P14"/>
      <text:list text:style-name="L6">
        <text:list-item>
          <text:p text:style-name="P15">Pilia S., N. Rawlinson, N. G. Direen, P. R. Cummins, and N. Balfour (2013), Structural controls on localized intraplate deformation and seismicity in southern Australia: insights from local earthquake tomography of the Flinders Ranges, <text:span text:style-name="T10">J</text:span><text:span text:style-name="T11">ournal of</text:span><text:span text:style-name="T10"> Geophys</text:span><text:span text:style-name="T11">ical</text:span><text:span text:style-name="T10"> Res</text:span><text:span text:style-name="T11">earch:</text:span><text:span text:style-name="T10"> Solid Earth</text:span>, 118, 2176–2190, doi:<text:a xlink:type="simple" xlink:href="https://doi.org/10.1002/jgrb.50168" office:target-frame-name="_blank" xlink:show="new" text:style-name="Internet_20_link" text:visited-style-name="Visited_20_Internet_20_Link">10.1002/jgrb.50168</text:a>.</text:p>
        </text:list-item>
        <text:list-item>
          <text:p text:style-name="P15">Wilks M., Rawlinson N., Kendall J.-M., Nowacki A., Biggs J., Ayele A. <text:span text:style-name="T12">and</text:span> Wookey J. <text:span text:style-name="T12">(2020). The Coupled Magmatic and Hydrothermal Systems of the Restless Aluto Caldera, Ethiopia. Frontiers in Earth Sciences, 8, doi:</text:span><text:a xlink:type="simple" xlink:href="https://doi.org/10.3389/feart.2020.579699" text:style-name="Internet_20_link" text:visited-style-name="Visited_20_Internet_20_Link"><text:span text:style-name="T12">10.3389/feart.2020.579699</text:span></text:a></text:p>
        </text:list-item>
        <text:list-item>
          <text:p text:style-name="P16"><text:span text:style-name="T13">Zenonos, A., DeSiena, L., Widiyantoro, S., Rawlinson, N. (2020). Direct inversion of </text:span><text:span text:style-name="T14">S</text:span><text:span text:style-name="T13">-</text:span><text:span text:style-name="T14">P</text:span><text:span text:style-name="T13"> differential arrival times for <text:s/></text:span>Zenonos, A., DeSiena, L., Widiyantoro, S., Rawlinson, N. (2020). Direct inversion of <text:span text:style-name="T10">S</text:span>-<text:span text:style-name="T10">P</text:span> differential arrival times for <text:span text:style-name="T15">Vp/Vs</text:span> ratio in SE Asia. <text:span text:style-name="T10">Journal of Geophysical Research: Solid Earth</text:span>, 125, e2019JB019152. <text:a xlink:type="simple" xlink:href="https://doi.org/10.1029/2019JB019152" text:style-name="Internet_20_link" text:visited-style-name="Visited_20_Internet_20_Link">https://doi.org/10.1029/2019JB019152</text:a> </text:p>
        </text:list-item>
        <text:list-item>
          <text:p text:style-name="P15">Gauntlett, M., Hudson, T., Kendall, J.-M., Rawlinson, N., Blundy, J., Lapins, S., et al. (2023). Seismic tomography of Nabro caldera, Eritrea: Insights into the magmatic and hydrothermal systems of a recently erupted volcano. <text:span text:style-name="T10">Journal of Geophysical Research: Solid Earth</text:span>, 128, e2022JB025742. <text:a xlink:type="simple" xlink:href="https://doi.org/10.1029/2022JB025742" text:style-name="Internet_20_link" text:visited-style-name="Visited_20_Internet_20_Link">https://doi.org/10.1029/2022JB025742</text:a> </text:p>
        </text:list-item>
        <text:list-item>
          <text:p text:style-name="P15">Han, J., Rawlinson, N., Greenfield, T., White, R. S., Brandsdóttir, B., Winder, T., &amp; Drouin, V. (2024). Evidence of a shallow magma reservoir beneath Askja caldera, Iceland, from body wave tomography. <text:span text:style-name="T10">Geophysical Research Letters</text:span>, 51, e2023GL107851. <text:a xlink:type="simple" xlink:href="https://doi.org/10.1029/2023GL107851" text:style-name="Internet_20_link" text:visited-style-name="Visited_20_Internet_20_Link">https://doi.org/10.1029/2023GL107851</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k Rawlinson</meta:initial-creator>
    <meta:creation-date>2024-04-29T15:21:09.146325370</meta:creation-date>
    <dc:date>2025-05-06T16:52:20.986275225</dc:date>
    <meta:editing-duration>PT1H18M12S</meta:editing-duration>
    <meta:editing-cycles>9</meta:editing-cycles>
    <meta:generator>LibreOffice/24.8.6.2$Linux_X86_64 LibreOffice_project/480$Build-2</meta:generator>
    <meta:document-statistic meta:table-count="0" meta:image-count="0" meta:object-count="0" meta:page-count="3" meta:paragraph-count="54" meta:word-count="1468" meta:character-count="9235" meta:non-whitespace-character-count="7836"/>
  </office:meta>
</office:document-meta>
</file>